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Emphasis"><text:span text:style-name="Strong_20_Emphasis">Binary Search Tree:</text:span></text:span></text:p>
      <text:p text:style-name="Text_20_body"><text:span text:style-name="Emphasis">In Binary search tree, every node’s value is strictly greater than the value of its left child and strictly lower than the value of its right child.</text:span></text:p>
      <text:p text:style-name="Text_20_body"><text:span text:style-name="Emphasis">Its data structure doesn’t allow duplicate values.</text:span></text:p>
      <text:p text:style-name="Text_20_body"><text:span text:style-name="Emphasis">BST is an ordered data structure</text:span></text:p>
      <text:p text:style-name="Text_20_body"><text:span text:style-name="Strong_20_Emphasis"><text:span text:style-name="Emphasis">Heap:</text:span></text:span></text:p>
      <text:p text:style-name="Text_20_body"><text:span text:style-name="Emphasis">Heap is a balanced Binary Search Tree.</text:span></text:p>
      <text:p text:style-name="Text_20_body"><text:span text:style-name="Emphasis">Heap does't have a ordered data structure </text:span></text:p>
      <text:p text:style-name="Text_20_body"><text:span text:style-name="Emphasis">The heap might be of the Min-Heap or Max-Heap type. The attributes of the Min- and Max-Heaps are almost identical, however the root of the tree for the Max-Heap is the greatest number and the smallest for the Min-Heap.</text:span></text:p>
      <text:p text:style-name="Text_20_body">To find good data structure for search, Heap is better at finding max or min, while Binary Search Tree is good at all finds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20:06:17.427000000</meta:creation-date>
    <dc:date>2022-02-02T20:26:53.376000000</dc:date>
    <meta:editing-duration>PT10M35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9" meta:word-count="121" meta:character-count="676" meta:non-whitespace-character-count="563"/>
  </office:meta>
</office:document-meta>
</file>